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cordLog.getPrevious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cordLog.seek( long revi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RecordLog.close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RecordLog.skip( long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RecordLog.read( NamespaceResolver resolver , NamePathResolver np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RecordLog.writeHeader( Data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ecordLog.readHeader( DataInputStream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RecordLog.exceeds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cordLog.close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RecordLog.init( long previousRevi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RecordLog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.Data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cordLog.getLas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.copy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cordLog.utfLength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RecordLog.append( String journalId , String producerId , InputStream in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RecordLog.FileRecordLog( File log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RecordLog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cordLog.toHexString( byte [ ]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RecordLog.contains( long revi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